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 table:number-rows-repeated="652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 table:number-rows-repeated="654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 table:number-rows-repeated="65508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4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4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 table:number-rows-repeated="65514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4">01/24/2007</text:date>, <text:time>18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7-01-24T18:24:37</dc:date>
    <dc:language>en-US</dc:language>
    <meta:editing-cycles>121</meta:editing-cycles>
    <meta:editing-duration>P1DT10H28M46S</meta:editing-duration>
    <meta:user-defined meta:name="Info 1"/>
    <meta:user-defined meta:name="Info 2"/>
    <meta:user-defined meta:name="Info 3"/>
    <meta:user-defined meta:name="Info 4"/>
    <meta:document-statistic meta:table-count="10" meta:cell-count="939"/>
  </office:meta>
</office:document-meta>
</file>